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01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063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color="#81d41a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37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2cm" svg:x="14.5cm" svg:y="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14.5cm" svg:y="2.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14.501cm" svg:y="5.501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12.25cm" svg:y="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12.251cm" svg:y="3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14.501cm" svg:y="5.5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14.502cm" svg:y="5.502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12.251cm" svg:y="5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12.252cm" svg:y="3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" draw:text-style-name="P2" draw:layer="layout" svg:x1="2.5cm" svg:y1="5cm" svg:x2="19cm" svg:y2="5cm">
          <text:p/>
        </draw:line>
        <draw:line draw:style-name="gr3" draw:text-style-name="P2" draw:layer="layout" svg:x1="2.5cm" svg:y1="10.75cm" svg:x2="19cm" svg:y2="10.75cm">
          <text:p/>
        </draw:line>
        <draw:line draw:style-name="gr3" draw:text-style-name="P2" draw:layer="layout" svg:x1="2.5cm" svg:y1="7.75cm" svg:x2="19cm" svg:y2="7.75cm">
          <text:p/>
        </draw:line>
        <draw:line draw:style-name="gr4" draw:text-style-name="P2" draw:layer="layout" svg:x1="6.25cm" svg:y1="2.5cm" svg:x2="6.25cm" svg:y2="14cm">
          <text:p/>
        </draw:line>
        <draw:line draw:style-name="gr4" draw:text-style-name="P2" draw:layer="layout" svg:x1="13.75cm" svg:y1="2.5cm" svg:x2="13.75cm" svg:y2="14cm">
          <text:p/>
        </draw:line>
        <draw:line draw:style-name="gr4" draw:text-style-name="P2" draw:layer="layout" svg:x1="10cm" svg:y1="2.75cm" svg:x2="10cm" svg:y2="14.25cm">
          <text:p/>
        </draw:line>
        <draw:line draw:style-name="gr4" draw:text-style-name="P2" draw:layer="layout" svg:x1="2.75cm" svg:y1="9.25cm" svg:x2="18.75cm" svg:y2="9.25cm">
          <text:p/>
        </draw:line>
        <draw:line draw:style-name="gr4" draw:text-style-name="P2" draw:layer="layout" svg:x1="2.75cm" svg:y1="9.25cm" svg:x2="18.75cm" svg:y2="9.25cm">
          <text:p/>
        </draw:line>
        <draw:line draw:style-name="gr4" draw:text-style-name="P2" draw:layer="layout" svg:x1="2.5cm" svg:y1="6.5cm" svg:x2="18.5cm" svg:y2="6.5cm">
          <text:p/>
        </draw:line>
        <draw:line draw:style-name="gr3" draw:text-style-name="P2" draw:layer="layout" svg:x1="8cm" svg:y1="14cm" svg:x2="8cm" svg:y2="2.5cm">
          <text:p/>
        </draw:line>
        <draw:line draw:style-name="gr3" draw:text-style-name="P2" draw:layer="layout" svg:x1="11.75cm" svg:y1="14.1cm" svg:x2="11.75cm" svg:y2="3cm">
          <text:p/>
        </draw:line>
        <draw:line draw:style-name="gr3" draw:text-style-name="P2" draw:layer="layout" svg:x1="15.75cm" svg:y1="14.5cm" svg:x2="15.75cm" svg:y2="3cm">
          <text:p/>
        </draw:line>
        <draw:custom-shape draw:style-name="gr5" draw:text-style-name="P1" draw:layer="layout" svg:width="0.5cm" svg:height="3cm" svg:x="14.5cm" svg:y="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14.5cm" svg:y="8.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14.501cm" svg:y="8.2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12.25cm" svg:y="11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12.25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3cm" svg:x="14.501cm" svg:y="11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14.501cm" svg:y="8.2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14.502cm" svg:y="8.2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12.251cm" svg:y="11.7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12.251cm" svg:y="8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3cm" svg:x="10.75cm" svg:y="10.4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10.75cm" svg:y="7.74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10.751cm" svg:y="7.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10.75cm" svg:y="4.9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10.751cm" svg:y="5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8.5cm" svg:y="11.2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8.5cm" svg:y="4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8.5cm" svg:y="7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8.501cm" svg:y="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3cm" svg:x="7cm" svg:y="10.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7cm" svg:y="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7.001cm" svg:y="8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7cm" svg:y="5.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7.001cm" svg:y="5.251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4.75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4.75cm" svg:y="5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4.75cm" svg:y="8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4.751cm" svg:y="2.7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3cm" svg:x="14.501cm" svg:y="11.001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14.501cm" svg:y="8.251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14.502cm" svg:y="8.252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14.501cm" svg:y="5.501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14.502cm" svg:y="5.502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12.251cm" svg:y="11.75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12.251cm" svg:y="5.5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12.251cm" svg:y="8.5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1.5cm" svg:x="12.252cm" svg:y="3.00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3.501cm 9.99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6.25cm 9.99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3.5cm 9.997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3.5cm 9.99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3.499cm 9.999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3cm" draw:transform="rotate (-1.5707963267949) translate (8cm 9.99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75cm 9.99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749cm 9.99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3cm" draw:transform="rotate (-1.5707963267949) translate (8cm 9.99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749cm 9.99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747cm 10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3cm" draw:transform="rotate (-1.5707963267949) translate (8cm 9.999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749cm 9.998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747cm 10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3.5cm 9.997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3.499cm 9.999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3.251cm 7.00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6cm 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3.25cm 7.004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3.25cm 7.00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3.249cm 7.006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3cm" draw:transform="rotate (-1.5707963267949) translate (7.75cm 7.00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5cm 7.00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499cm 7.00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3cm" draw:transform="rotate (-1.5707963267949) translate (7.75cm 7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499cm 7.00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497cm 7.00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3cm" draw:transform="rotate (-1.5707963267949) translate (7.75cm 7.006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499cm 7.005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497cm 7.007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3.25cm 7.004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3.249cm 7.006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3.001cm 4.25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5.75cm 4.2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3cm 4.254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3cm 4.25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2.999cm 4.256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3cm" draw:transform="rotate (-1.5707963267949) translate (7.5cm 4.25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25cm 4.25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249cm 4.25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3cm" draw:transform="rotate (-1.5707963267949) translate (7.5cm 4.25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249cm 4.25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247cm 4.25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3cm" draw:transform="rotate (-1.5707963267949) translate (7.5cm 4.256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249cm 4.255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0.247cm 4.257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3cm 4.254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draw:transform="rotate (-1.5707963267949) translate (12.999cm 4.256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3:44:55.637238129</meta:creation-date>
    <dc:date>2022-05-16T13:56:00.409739099</dc:date>
    <meta:editing-duration>PT43S</meta:editing-duration>
    <meta:editing-cycles>1</meta:editing-cycles>
    <meta:document-statistic meta:object-count="106"/>
    <meta:generator>LibreOffice/7.3.1.3$Linux_X86_64 LibreOffice_project/30$Build-3</meta:generator>
  </office:meta>
</office:document-meta>
</file>